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Observed</text:p>
          </table:table-cell>
          <table:table-cell office:value-type="string" calcext:value-type="string">
            <text:p>Expected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 office:value-type="string" calcext:value-type="string">
            <text:p>Chi-Squared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 office:value-type="float" office:value="315" calcext:value-type="float">
            <text:p>315</text:p>
          </table:table-cell>
          <table:table-cell table:formula="of:=(([.A2]-[.B2])^2)/[.B2]" office:value-type="float" office:value="0.0507936507936508" calcext:value-type="float">
            <text:p>0.0507936507936508</text:p>
          </table:table-cell>
          <table:table-cell/>
          <table:table-cell table:formula="of:=SUM([.C:.C])" office:value-type="float" office:value="0.203174603174603" calcext:value-type="float">
            <text:p>0.2031746031746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float" office:value="105" calcext:value-type="float">
            <text:p>105</text:p>
          </table:table-cell>
          <table:table-cell table:formula="of:=(([.A3]-[.B3])^2)/[.B3]" office:value-type="float" office:value="0.152380952380952" calcext:value-type="float">
            <text:p>0.1523809523809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4:10:57.174415313</meta:creation-date>
    <dc:date>2023-11-27T14:46:47.877294296</dc:date>
    <meta:editing-duration>PT35M50S</meta:editing-duration>
    <meta:editing-cycles>2</meta:editing-cycles>
    <meta:generator>LibreOffice/7.6.2.1$MacOSX_X86_64 LibreOffice_project/56f7684011345957bbf33a7ee678afaf4d2ba333</meta:generator>
    <meta:document-statistic meta:table-count="1" meta:cell-count="11" meta:object-count="0"/>
  </office:meta>
</office:document-meta>
</file>